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37E00002C72DE4C80C7.svm"/>
  <manifest:file-entry manifest:media-type="" manifest:full-path="Pictures/200000070000480A00002C721B844D46.svm"/>
  <manifest:file-entry manifest:media-type="" manifest:full-path="Pictures/20000007000036C800002B4FD5E5C0C2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 style:list-style-name="L1">
      <style:paragraph-properties fo:text-align="start" style:justify-single-word="false"/>
    </style:style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Device drivere</text:h>
      <text:p text:style-name="P1"/>
      <text:list xml:id="list41268213" text:style-name="L1">
        <text:list-item>
          <text:p text:style-name="P3">Definition og brug.</text:p>
        </text:list-item>
        <text:list-item>
          <text:p text:style-name="P3">Grænseflader.</text:p>
        </text:list-item>
        <text:list-item>
          <text:p text:style-name="P3">Typer.</text:p>
        </text:list-item>
        <text:list-item>
          <text:p text:style-name="P3">Implementation (Linux).</text:p>
        </text:list-item>
        <text:list-item>
          <text:p text:style-name="P3">I/O Schedulering (FIFO, CBF, SCAN, CSCAN).</text:p>
        </text:list-item>
      </text:list>
      <text:p text:style-name="P1"/>
      <text:p text:style-name="P1">(udgår ved godkendt mini-projekt)<text:span text:style-name="T1"> Se side 229 og frem</text:span></text:p>
      <text:p text:style-name="P1">Defnition og beskrivelse, grænseflader (kerne vs. device drivere) typer af device drivere, implementation af device drivere, I/O manager og I/O schedulering (for blok devices: FIFO, CBF, SCAN, C-SCAN)</text:p>
      <text:p text:style-name="P1"/>
      <text:p text:style-name="P1"/>
      <text:p text:style-name="P1"><draw:frame draw:style-name="fr1" draw:name="grafik1" text:anchor-type="paragraph" svg:x="-0.238cm" svg:y="1.831cm" svg:width="16.999cm" svg:height="10.488cm" draw:z-index="0"><draw:image xlink:href="Pictures/200000070000480A00002C721B844D46.svm" xlink:type="simple" xlink:show="embed" xlink:actuate="onLoad"/></draw:frame></text:p>
      <text:p text:style-name="P1"/>
      <text:p text:style-name="P1"/>
      <text:p text:style-name="P1"/>
      <text:p text:style-name="P1"><draw:frame draw:style-name="fr1" draw:name="grafik2" text:anchor-type="paragraph" svg:x="0.005cm" svg:y="0.095cm" svg:width="14.025cm" svg:height="11.088cm" draw:z-index="1"><draw:image xlink:href="Pictures/20000007000036C800002B4FD5E5C0C2.svm" xlink:type="simple" xlink:show="embed" xlink:actuate="onLoad"/></draw:frame><text:soft-page-break/></text:p>
      <text:p text:style-name="P1"><draw:frame draw:style-name="fr1" draw:name="grafik3" text:anchor-type="paragraph" svg:x="0cm" svg:y="0.741cm" svg:width="16.999cm" svg:height="11.194cm" draw:z-index="2"><draw:image xlink:href="Pictures/200000070000437E00002C72DE4C80C7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8M27S</meta:editing-duration>
    <meta:editing-cycles>5</meta:editing-cycles>
    <meta:generator>OpenOffice.org/3.3$Win32 OpenOffice.org_project/330m20$Build-9567</meta:generator>
    <dc:date>2011-06-09T21:18:46.33</dc:date>
    <dc:creator>Simon Frandsen</dc:creator>
    <meta:document-statistic meta:table-count="0" meta:image-count="3" meta:object-count="0" meta:page-count="2" meta:paragraph-count="8" meta:word-count="57" meta:character-count="375"/>
    <meta:user-defined meta:name="Info 1"/>
    <meta:user-defined meta:name="Info 2"/>
    <meta:user-defined meta:name="Info 3"/>
    <meta:user-defined meta:name="Info 4"/>
  </office:meta>
</office:document-meta>
</file>